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4.202cm"/>
    </style:style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27"/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29"/>
    <style:style style:name="ce6" style:family="table-cell" style:parent-style-name="Default" style:data-style-name="N129">
      <style:map style:condition="cell-content()&gt;[.$F$2]" style:apply-style-name="Bad" style:base-cell-address="MP6004.F4"/>
    </style:style>
    <style:style style:name="ce7" style:family="table-cell" style:parent-style-name="Default" style:data-style-name="N108">
      <style:map style:condition="cell-content()&lt;0.000003" style:apply-style-name="Bad" style:base-cell-address="MP6004.F7"/>
    </style:style>
    <style:style style:name="ce8" style:family="table-cell" style:parent-style-name="Default" style:data-style-name="N108">
      <style:map style:condition="cell-content()&gt;200000" style:apply-style-name="Bad" style:base-cell-address="MP6004.F10"/>
    </style:style>
    <style:style style:name="ce9" style:family="table-cell" style:parent-style-name="Default" style:data-style-name="N2">
      <style:text-properties style:use-window-font-color="true"/>
    </style:style>
    <style:style style:name="ce10" style:family="table-cell" style:parent-style-name="Default">
      <style:map style:condition="cell-content()&gt;[.$F$17]" style:apply-style-name="Bad" style:base-cell-address="MP6004.F17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P6004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MP6004 method</text:p>
          </table:table-cell>
          <table:covered-table-cell table:style-name="Default"/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_pk_max</text:p>
          </table:table-cell>
          <table:table-cell table:style-name="ce5" table:formula="of:=2700/[.B16]/1.01" office:value-type="float" office:value="2.67326732673267" calcext:value-type="float">
            <text:p>2.673E+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ax</text:p>
          </table:table-cell>
          <table:table-cell table:style-name="ce11" table:formula="of:=([.F3]+[.B4])*[.B11]/(([.F3]+[.B4])*[.B11]+[.B3])" office:value-type="percentage" office:value="0.456966796431245" calcext:value-type="percentage">
            <text:p>45.70%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1</text:p>
          </table:table-cell>
          <table:table-cell table:formula="of:=1.99*([.B20]+[.B19])/[.B20]*[.B12]/[.B13]-[.B4]" office:value-type="float" office:value="5.03161290322581" calcext:value-type="float">
            <text:p>5.03E+0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Isec rms max</text:p>
          </table:table-cell>
          <table:table-cell table:style-name="ce3" table:formula="of:=[.F4]*[.B11]*SQRT((1-[.K2])/3)" office:value-type="float" office:value="5.98876675227656" calcext:value-type="float">
            <text:p>5.99E+00</text:p>
          </table:table-cell>
        </table:table-row>
        <table:table-row table:style-name="ro1">
          <table:table-cell office:value-type="string" calcext:value-type="string">
            <text:p>Vd_max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lim</text:p>
          </table:table-cell>
          <table:table-cell table:style-name="ce6" table:formula="of:=100/([.B22]/1000)+[.B2]*0.18/([.B14]*1000000)" office:value-type="float" office:value="2.64093446601942" calcext:value-type="float">
            <text:p>2.641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e : un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_mi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cc</text:p>
          </table:table-cell>
          <table:table-cell table:formula="of:=[.B13]/[.B12]*([.F3]+[.B4])-[.B5]" office:value-type="float" office:value="11.5332258064516" calcext:value-type="float">
            <text:p>11.53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LX 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n</text:p>
          </table:table-cell>
          <table:table-cell table:formula="of:=[.F4]*[.B14]/[.B3]" office:value-type="float" office:value="0.00000342607714510627" calcext:value-type="float">
            <text:p>3.43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Tcon</text:p>
          </table:table-cell>
          <table:table-cell table:style-name="ce7" table:formula="of:=[.B12]*[.F4]*[.B14]/([.B11]*([.F3]+[.B4]))" office:value-type="float" office:value="0.00000407135411655819" calcext:value-type="float">
            <text:p>4.07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delay</text:p>
          </table:table-cell>
          <table:table-cell table:formula="of:=0.0000005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ransformer PA3855.002</text:p>
          </table:table-cell>
          <table:table-cell table:number-columns-repeated="3"/>
          <table:table-cell office:value-type="string" calcext:value-type="string">
            <text:p>Fsw_max</text:p>
          </table:table-cell>
          <table:table-cell table:style-name="ce8" table:formula="of:=1/([.F6]+[.F7]+[.F8])" office:value-type="float" office:value="125040.149428165" calcext:value-type="float">
            <text:p>125.04E+03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string" calcext:value-type="string">
            <text:p>Pout_max</text:p>
          </table:table-cell>
          <table:table-cell table:formula="of:=0.5*[.B14]*[.F4]^2*[.F10]*[.F3]/([.F3]+[.B4])" office:value-type="float" office:value="18.0281192411869" calcext:value-type="float">
            <text:p>18.03E+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fter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out_max</text:p>
          </table:table-cell>
          <table:table-cell table:style-name="ce9" table:formula="of:=[.F11]/([.F3]+[.B4])" office:value-type="float" office:value="3.0861543789099" calcext:value-type="float">
            <text:p>3.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.2A mea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 min</text:p>
          </table:table-cell>
          <table:table-cell table:formula="of:=0.5*[.F4]*[.F6]/0.2" office:value-type="float" office:value="0.0000226201130393814" calcext:value-type="float">
            <text:p>22.62E-06</text:p>
          </table:table-cell>
          <table:table-cell/>
          <table:table-cell office:value-type="string" calcext:value-type="string">
            <text:p>200e-3 V max. 802.3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p</text:p>
          </table:table-cell>
          <table:table-cell table:style-name="ce2" office:value-type="float" office:value="0.000048" calcext:value-type="float">
            <text:p>48.0E-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pp_out</text:p>
          </table:table-cell>
          <table:table-cell table:formula="of:=0.5*[.B11]*[.F4]*[.F7]/([.B12]*[.B25])" office:value-type="float" office:value="0.060967144951248" calcext:value-type="float">
            <text:p>60.9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_lk</text:p>
          </table:table-cell>
          <table:table-cell table:style-name="ce2" office:value-type="float" office:value="0.00000067" calcext:value-type="float">
            <text:p>670.0E-09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Psn</text:p>
          </table:table-cell>
          <table:table-cell table:formula="of:=0.5*[.B15]*[.F4]^2*[.F10]" office:value-type="float" office:value="0.292152454904605" calcext:value-type="float">
            <text:p>292.15E-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sn max</text:p>
          </table:table-cell>
          <table:table-cell table:style-name="ce10" table:formula="of:=[.B6]-[.B2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number-columns-repeated="3"/>
          <table:table-cell office:value-type="string" calcext:value-type="string">
            <text:p>Vsn</text:p>
          </table:table-cell>
          <table:table-cell table:formula="of:=SQRT([.F16]*[.B27])" office:value-type="float" office:value="78.5138000512469" calcext:value-type="float">
            <text:p>78.51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60400" calcext:value-type="float">
            <text:p>60.4E+03</text:p>
          </table:table-cell>
          <table:table-cell table:number-columns-repeated="2"/>
          <table:table-cell office:value-type="string" calcext:value-type="string">
            <text:p>Rsn_max</text:p>
          </table:table-cell>
          <table:table-cell table:formula="of:=[.B27]^2/[.F16]" office:value-type="float" office:value="1523896145.74819" calcext:value-type="float">
            <text:p>1.52E+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2400" calcext:value-type="float">
            <text:p>12.4E+03</text:p>
          </table:table-cell>
          <table:table-cell table:number-columns-repeated="2"/>
          <table:table-cell office:value-type="string" calcext:value-type="string">
            <text:p>dVsn</text:p>
          </table:table-cell>
          <table:table-cell table:formula="of:=[.F18]/([.B27]*[.B28]*[.F10])" office:value-type="float" office:value="0.991956902056737" calcext:value-type="float">
            <text:p>991.96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_limit</text:p>
          </table:table-cell>
          <table:table-cell table:style-name="ce2"/>
          <table:table-cell table:number-columns-repeated="2"/>
          <table:table-cell office:value-type="string" calcext:value-type="string">
            <text:p>d_Isn</text:p>
          </table:table-cell>
          <table:table-cell table:formula="of:=-([.F18]-[.B11]*([.F3]+[.B4]))/[.B15]" office:value-type="float" office:value="-70713437.7269453" calcext:value-type="float">
            <text:p>-70.71E+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1200" calcext:value-type="float">
            <text:p>41.2E+03</text:p>
          </table:table-cell>
          <table:table-cell table:number-columns-repeated="2"/>
          <table:table-cell office:value-type="string" calcext:value-type="string">
            <text:p>Isn_max</text:p>
          </table:table-cell>
          <table:table-cell table:style-name="Default" table:formula="of:=-[.F21]*[.B29]" office:value-type="float" office:value="2.82853750907781" calcext:value-type="float">
            <text:p>2.8285375090778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pple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D pri</text:p>
          </table:table-cell>
          <table:table-cell table:style-name="ce11" table:formula="of:=[.F6]/([.F6]+[.F7]+[.F8])" office:value-type="percentage" office:value="0.428397198176508" calcext:value-type="percentage">
            <text:p>42.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table:style-name="ce2" office:value-type="float" office:value="0.00047" calcext:value-type="float">
            <text:p>470.0E-06</text:p>
          </table:table-cell>
          <table:table-cell table:number-columns-repeated="2"/>
          <table:table-cell office:value-type="string" calcext:value-type="string">
            <text:p>Iprms</text:p>
          </table:table-cell>
          <table:table-cell table:formula="of:=[.F4]*SQRT([.F24]/3)" office:value-type="float" office:value="0.997976484351593" calcext:value-type="float">
            <text:p>997.98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nubber</text:p>
          </table:table-cell>
          <table:table-cell table:style-name="ce2"/>
          <table:table-cell table:number-columns-repeated="2"/>
          <table:table-cell office:value-type="string" calcext:value-type="string">
            <text:p>Pfet cond</text:p>
          </table:table-cell>
          <table:table-cell table:formula="of:=[.F25]^2*[.B7]" office:value-type="float" office:value="0.796765650655012" calcext:value-type="float">
            <text:p>796.7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n</text:p>
          </table:table-cell>
          <table:table-cell table:style-name="ce2" table:formula="of:=42200/2" office:value-type="float" office:value="21100" calcext:value-type="float">
            <text:p>21.1E+03</text:p>
          </table:table-cell>
          <table:table-cell table:number-columns-repeated="2"/>
          <table:table-cell office:value-type="string" calcext:value-type="string">
            <text:p>Pfet sw</text:p>
          </table:table-cell>
          <table:table-cell table:formula="of:=0.25*(0.00000001/1)*[.F10]*[.F4]*[.B7]*[.F25]" office:value-type="float" office:value="0.000659109258352658" calcext:value-type="float">
            <text:p>659.11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(derated)</text:p>
          </table:table-cell>
          <table:table-cell table:style-name="ce2" office:value-type="float" office:value="0.00000003" calcext:value-type="float">
            <text:p>30.0E-0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sec</text:p>
          </table:table-cell>
          <table:table-cell table:style-name="ce11" table:formula="of:=[.F7]/([.F6]+[.F7]+[.F8])" office:value-type="percentage" office:value="0.50908272710941" calcext:value-type="percentage">
            <text:p>50.9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rise_I_out_meas</text:p>
          </table:table-cell>
          <table:table-cell table:style-name="ce3" office:value-type="float" office:value="0.00000004" calcext:value-type="float">
            <text:p>40.00E-09</text:p>
          </table:table-cell>
          <table:table-cell table:number-columns-repeated="2"/>
          <table:table-cell office:value-type="string" calcext:value-type="string">
            <text:p>Isec_rms</text:p>
          </table:table-cell>
          <table:table-cell table:formula="of:=[.F4]*[.B11]*SQRT(([.F28])/3)" office:value-type="float" office:value="5.79853639086283" calcext:value-type="float">
            <text:p>5.80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min</text:p>
          </table:table-cell>
          <table:table-cell table:formula="of:=1/([.B27]*[.F10]*0.05)" office:value-type="float" office:value="0.00000000758050356556" calcext:value-type="float">
            <text:p>7.58050356555873E-0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flected</text:p>
          </table:table-cell>
          <table:table-cell table:formula="of:=([.F3]+[.B4])*[.B11]" office:value-type="float" office:value="31.1357967741935" calcext:value-type="float">
            <text:p>31.14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v_diode_min</text:p>
          </table:table-cell>
          <table:table-cell table:formula="of:=([.F3]+[.B2]*[.B12]/[.B11])*1.4" office:value-type="float" office:value="22.0161154753979" calcext:value-type="float">
            <text:p>22.02E+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_diode_min</text:p>
          </table:table-cell>
          <table:table-cell table:formula="of:=1.3*[.F29]" office:value-type="float" office:value="7.53809730812168" calcext:value-type="float">
            <text:p>7.54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rms_meas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([.F4]^2*[.B11]^2*[.F7]*[.F10]/3)-([.F11]/([.F3]+[.B4]))^2)" office:value-type="float" office:value="4.90904017356711" calcext:value-type="float">
            <text:p>4.90904017356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_me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[.F4]^2*[.B11]^2*[.F7]*[.F10]/3-3^2)" office:value-type="float" office:value="4.96215923526851" calcext:value-type="float">
            <text:p>4.96215923526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_rms</text:p>
          </table:table-cell>
          <table:table-cell table:formula="of:=[.B36]/[.B35]/50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4]^2*[.K2]/3-([.F11]/([.B3]*[.B11]))^2)" office:value-type="float" office:value="1.02665480685964" calcext:value-type="float">
            <text:p>1.026654806859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25]^2-([.F11]/[.B3])^2)" office:value-type="float" office:value="0.870946579711231" calcext:value-type="float">
            <text:p>0.870946579711231</text:p>
          </table:table-cell>
          <table:table-cell table:number-columns-repeated="5"/>
        </table:table-row>
        <calcext:conditional-formats>
          <calcext:conditional-format calcext:target-range-address="MP6004.F4:MP6004.F4">
            <calcext:condition calcext:apply-style-name="Bad" calcext:value="&gt;[.$F$2]" calcext:base-cell-address="MP6004.F4"/>
          </calcext:conditional-format>
          <calcext:conditional-format calcext:target-range-address="MP6004.F7:MP6004.F7">
            <calcext:condition calcext:apply-style-name="Bad" calcext:value="&lt;0.000003" calcext:base-cell-address="MP6004.F7"/>
          </calcext:conditional-format>
          <calcext:conditional-format calcext:target-range-address="MP6004.F10:MP6004.F10">
            <calcext:condition calcext:apply-style-name="Bad" calcext:value="&gt;200000" calcext:base-cell-address="MP6004.F10"/>
          </calcext:conditional-format>
          <calcext:conditional-format calcext:target-range-address="MP6004.F17:MP6004.F17">
            <calcext:condition calcext:apply-style-name="Bad" calcext:value="&gt;[.$F$17]" calcext:base-cell-address="MP6004.F17"/>
          </calcext:conditional-format>
        </calcext:conditional-formats>
      </table:table>
      <table:table table:name="Crystal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ystal load capaci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race capac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MCU pin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ad capacitor</text:p>
          </table:table-cell>
          <table:table-cell table:formula="of:=2*([.B1]-[.B2]-[.B3])"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29" number:title="User-defined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8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27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6">
      <number:number number:decimal-places="1" number:min-decimal-places="1" number:min-integer-digits="1"/>
    </number:number-style>
    <number:currency-style style:name="N12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2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25P0"/>
    </number:currency-style>
    <number:number-style style:name="N109">
      <number:number number:decimal-places="3" number:min-decimal-places="3"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number-style style:name="N110">
      <number:number number:decimal-places="4" number:min-decimal-places="4" number:min-integer-digits="1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3P0"/>
    </number:currency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18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8P0"/>
    </number:currency-style>
    <number:number-style style:name="N119">
      <number:number number:decimal-places="12" number:min-decimal-places="12"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-00-00</text:date>, <text:time style:data-style-name="N2" text:time-value="23:59:32.865869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4:04.950781388</meta:creation-date>
    <meta:generator>LibreOffice/7.3.3.2$Linux_X86_64 LibreOffice_project/30$Build-2</meta:generator>
    <dc:date>2022-05-29T00:00:50.301425170</dc:date>
    <meta:editing-duration>PT13H18M29S</meta:editing-duration>
    <meta:editing-cycles>22</meta:editing-cycles>
    <meta:document-statistic meta:table-count="2" meta:cell-count="155" meta:object-count="0"/>
  </office:meta>
</office:document-meta>
</file>